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styles.xml" manifest:media-type="text/xml"/>
  <manifest:file-entry manifest:full-path="Pictures/10000001000000C8000000C83F0D1891E5BB06B2.png" manifest:media-type="image/png"/>
  <manifest:file-entry manifest:full-path="Pictures/1000000000000CEC000009B1613EB8FB25183FC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1.339cm"/>
      <style:paragraph-properties style:writing-mode="lr-tb"/>
    </style:style>
    <style:style style:name="gr4" style:family="graphic" style:parent-style-name="Обычный_5f_2_5f_2_5f_1">
      <style:graphic-properties draw:stroke="none" draw:fill="none" fo:min-height="8.119cm"/>
      <style:paragraph-properties style:writing-mode="lr-tb"/>
    </style:style>
    <style:style style:name="gr5" style:family="graphic" style:parent-style-name="Обычный_5f_2_5f_2_5f_1">
      <style:graphic-properties draw:stroke="none" draw:fill="none" fo:min-height="10.658cm"/>
      <style:paragraph-properties style:writing-mode="lr-tb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2_5f_2_5f_1">
      <style:graphic-properties draw:stroke="none" draw:fill="none" fo:min-height="8.95cm"/>
      <style:paragraph-properties style:writing-mode="lr-tb"/>
    </style:style>
    <style:style style:name="gr8" style:family="graphic" style:parent-style-name="Обычный_5f_2_5f_2_5f_1">
      <style:graphic-properties draw:stroke="none" draw:fill="none" fo:min-height="16.237cm"/>
      <style:paragraph-properties style:writing-mode="lr-tb"/>
    </style:style>
    <style:style style:name="gr9" style:family="graphic" style:parent-style-name="Обычный_5f_2_5f_2_5f_1">
      <style:graphic-properties draw:stroke="none" draw:fill="none" fo:min-height="15.401cm"/>
      <style:paragraph-properties style:writing-mode="lr-tb"/>
    </style:style>
    <style:style style:name="gr10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style:writing-mode="lr-tb"/>
      <style:text-properties style:font-name="Droid Sans Mono1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style:writing-mode="lr-tb"/>
      <style:text-properties style:font-name="Droid Sans Mono1"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1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Droid Sans Mono1" fo:font-size="22pt" style:text-underline-style="none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1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style:font-name="Droid Sans Mono1" fo:font-size="18pt" style:text-underline-style="none" fo:font-weight="normal" style:font-size-asian="18pt" style:font-weight-asian="normal" style:font-size-complex="18pt" style:font-weight-complex="normal"/>
    </style:style>
    <style:style style:name="T9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style:font-name="Droid Sans Mono1" fo:font-size="22pt" fo:font-weight="bold" style:font-size-asian="22pt" style:font-weight-asian="bold" style:font-size-complex="22pt" style:font-weight-complex="bold"/>
    </style:style>
    <style:style style:name="T11" style:family="text">
      <style:text-properties style:font-name="Droid Sans Mono1" fo:font-size="16pt" style:font-size-asian="16pt" style:font-size-complex="16pt"/>
    </style:style>
    <style:style style:name="T12" style:family="text">
      <style:text-properties style:font-name="Droid Sans Mono1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T13" style:family="text">
      <style:text-properties style:font-name="Droid Sans Mono1" fo:font-size="16pt" style:text-underline-style="none" style:font-size-asian="16pt" style:font-size-complex="16pt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О языковых моделях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25.8cm" svg:height="13.552cm" svg:x="1.2cm" svg:y="4.011cm">
          <draw:text-box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языковая модель</text:span></text:p>
            <text:p><text:span text:style-name="T5"/></text:p>
            <text:p><text:span text:style-name="T5">предсказываем следующее слово на основе предыдущих</text:span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draw:style-name="gr3" draw:text-style-name="P3" draw:layer="layout" svg:width="19.2cm" svg:height="11.589cm" svg:x="4.2cm" svg:y="6cm">
          <draw:text-box>
            <text:p><text:span text:style-name="T4">Приложения</text:span></text:p>
            <text:p><text:span text:style-name="T4"/></text:p>
            <text:p><text:span text:style-name="T5">распознавание речи</text:span></text:p>
            <text:p><text:span text:style-name="T5"/></text:p>
            <text:p><text:span text:style-name="T5">определение частей речи</text:span></text:p>
            <text:p><text:span text:style-name="T5"/></text:p>
            <text:p><text:span text:style-name="T5">генерация текстов</text:span></text:p>
            <text:p><text:span text:style-name="T5"/></text:p>
            <text:p><text:span text:style-name="T5">извлечение терминов</text:span></text:p>
            <text:p><text:span text:style-name="T5"/></text:p>
            <text:p><text:span text:style-name="T5">поиск и коррекция семантических ошибок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3" draw:layer="layout" svg:width="11.6cm" svg:height="8.369cm" svg:x="7cm" svg:y="6.431cm">
          <draw:text-box>
            <text:p><text:span text:style-name="T4">корпусы текстов </text:span></text:p>
            <text:p><text:span text:style-name="T4"/></text:p>
            <text:p><text:span text:style-name="T5">не размеченные </text:span></text:p>
            <text:p><text:span text:style-name="T5">- lib.ru</text:span></text:p>
            <text:p text:style-name="P6"><text:span text:style-name="T5"/></text:p>
            <text:p text:style-name="P6"><text:span text:style-name="T5">размеченные</text:span></text:p>
            <text:p text:style-name="P6"><text:span text:style-name="T5">- NLTK corpora</text:span></text:p>
            <text:p text:style-name="P6"><text:span text:style-name="T5">- НКРЯ</text:span></text:p>
            <text:p text:style-name="P6"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5" draw:text-style-name="P3" draw:layer="layout" svg:width="19.6cm" svg:height="11.977cm" svg:x="3.2cm" svg:y="4cm">
          <draw:text-box>
            <text:p><text:span text:style-name="T4">Вероятностные языковые модели</text:span></text:p>
            <text:p><text:span text:style-name="T5"/></text:p>
            <text:p><text:span text:style-name="T5">последовательность слов</text:span></text:p>
            <text:p><text:span text:style-name="T5"/></text:p>
            <text:p><text:span text:style-name="T5"/></text:p>
            <text:p><text:span text:style-name="T5">правило условной вероятности: <text:s text:c="2"/></text:span></text:p>
            <text:p><text:span text:style-name="T5"/></text:p>
            <text:p><text:span text:style-name="T5"/></text:p>
            <text:p><text:span text:style-name="T5"/></text:p>
            <text:p><text:span text:style-name="T5">предположение Маркова:</text:span></text:p>
            <text:p><text:span text:style-name="T5"/></text:p>
            <text:p><text:span text:style-name="T5"/></text:p>
            <text:p><text:span text:style-name="T5">биграммная языковая модель (n = 2):</text:span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draw:frame draw:style-name="gr6" draw:text-style-name="P7" draw:layer="layout" svg:width="7.522cm" svg:height="1.032cm" svg:x="7.6cm" svg:y="7.1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text-style-name="P7" draw:layer="layout" svg:width="17.515cm" svg:height="0.929cm" svg:x="4.285cm" svg:y="9.97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6" draw:text-style-name="P7" draw:layer="layout" svg:width="11.313cm" svg:height="0.929cm" svg:x="4.2cm" svg:y="13.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7" draw:layer="layout" svg:width="17.438cm" svg:height="0.929cm" svg:x="5.362cm" svg:y="16.89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7" draw:text-style-name="P3" draw:layer="layout" svg:width="19.6cm" svg:height="9.271cm" svg:x="3.4cm" svg:y="4.4cm">
          <draw:text-box>
            <text:p><text:span text:style-name="T4">О</text:span><text:span text:style-name="T4">ц</text:span><text:span text:style-name="T4">е</text:span><text:span text:style-name="T4">н</text:span><text:span text:style-name="T4">к</text:span><text:span text:style-name="T4">а</text:span><text:span text:style-name="T4"> </text:span><text:span text:style-name="T4">в</text:span><text:span text:style-name="T4">е</text:span><text:span text:style-name="T4">р</text:span><text:span text:style-name="T4">о</text:span><text:span text:style-name="T4">я</text:span><text:span text:style-name="T4">т</text:span><text:span text:style-name="T4">н</text:span><text:span text:style-name="T4">о</text:span><text:span text:style-name="T4">с</text:span><text:span text:style-name="T4">т</text:span><text:span text:style-name="T4">е</text:span><text:span text:style-name="T4">й</text:span><text:span text:style-name="T4"> </text:span><text:span text:style-name="T4">д</text:span><text:span text:style-name="T4">л</text:span><text:span text:style-name="T4">я</text:span><text:span text:style-name="T4"> </text:span><text:span text:style-name="T4">с</text:span><text:span text:style-name="T4">л</text:span><text:span text:style-name="T4">о</text:span><text:span text:style-name="T4">в</text:span></text:p>
            <text:p><text:span text:style-name="T5"/></text:p>
            <text:p><text:span text:style-name="T5">м</text:span><text:span text:style-name="T5">е</text:span><text:span text:style-name="T5">т</text:span><text:span text:style-name="T5">о</text:span><text:span text:style-name="T5">д</text:span><text:span text:style-name="T5"> </text:span><text:span text:style-name="T5">м</text:span><text:span text:style-name="T5">а</text:span><text:span text:style-name="T5">к</text:span><text:span text:style-name="T5">с</text:span><text:span text:style-name="T5">и</text:span><text:span text:style-name="T5">м</text:span><text:span text:style-name="T5">а</text:span><text:span text:style-name="T5">л</text:span><text:span text:style-name="T5">ь</text:span><text:span text:style-name="T5">н</text:span><text:span text:style-name="T5">о</text:span><text:span text:style-name="T5">г</text:span><text:span text:style-name="T5">о</text:span><text:span text:style-name="T5"> </text:span><text:span text:style-name="T5">п</text:span><text:span text:style-name="T5">р</text:span><text:span text:style-name="T5">а</text:span><text:span text:style-name="T5">в</text:span><text:span text:style-name="T5">д</text:span><text:span text:style-name="T5">о</text:span><text:span text:style-name="T5">п</text:span><text:span text:style-name="T5">о</text:span><text:span text:style-name="T5">д</text:span><text:span text:style-name="T5">о</text:span><text:span text:style-name="T5">б</text:span><text:span text:style-name="T5">и</text:span><text:span text:style-name="T5">я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С</text:span><text:span text:style-name="T5">(</text:span><text:span text:style-name="T5">w</text:span><text:span text:style-name="T5">)</text:span><text:span text:style-name="T5"> </text:span><text:span text:style-name="T5">-</text:span><text:span text:style-name="T5"> </text:span><text:span text:style-name="T5">к</text:span><text:span text:style-name="T5">о</text:span><text:span text:style-name="T5">л</text:span><text:span text:style-name="T5">и</text:span><text:span text:style-name="T5">ч</text:span><text:span text:style-name="T5">е</text:span><text:span text:style-name="T5">с</text:span><text:span text:style-name="T5">т</text:span><text:span text:style-name="T5">в</text:span><text:span text:style-name="T5">о</text:span><text:span text:style-name="T5"> </text:span><text:span text:style-name="T5">с</text:span><text:span text:style-name="T5">л</text:span><text:span text:style-name="T5">о</text:span><text:span text:style-name="T5">в</text:span><text:span text:style-name="T5"> </text:span><text:span text:style-name="T5">в</text:span><text:span text:style-name="T5"> </text:span><text:span text:style-name="T5">т</text:span><text:span text:style-name="T5">е</text:span><text:span text:style-name="T5">к</text:span><text:span text:style-name="T5">с</text:span><text:span text:style-name="T5">т</text:span><text:span text:style-name="T5">е</text:span></text:p>
            <text:p><text:span text:style-name="T5"/></text:p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</text:span><text:span text:style-name="T6">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draw:frame draw:style-name="gr6" draw:text-style-name="P7" draw:layer="layout" svg:width="8.176cm" svg:height="1.963cm" svg:x="6.024cm" svg:y="7.2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8" draw:text-style-name="P3" draw:layer="layout" svg:width="25.8cm" svg:height="16.487cm" svg:x="1.2cm" svg:y="4.011cm">
          <draw:text-box>
            <text:p><text:span text:style-name="T5"/></text:p>
            <text:p><text:span text:style-name="T4">нейросетевая языковая модель (word based model)</text:span></text:p>
            <text:p><text:span text:style-name="T5"/></text:p>
            <text:list text:style-name="L2">
              <text:list-item>
                <text:p><text:span text:style-name="T5">собираем словарь</text:span></text:p>
                <text:p><text:span text:style-name="T5"/></text:p>
              </text:list-item>
              <text:list-item>
                <text:p><text:span text:style-name="T5">заменяем слова в тексте на их номера в словаре</text:span></text:p>
                <text:p><text:span text:style-name="T5"/></text:p>
              </text:list-item>
              <text:list-item>
                <text:p><text:span text:style-name="T5">из текстов собираем пары </text:span></text:p>
                <text:p><text:span text:style-name="T7">[ [номера слов контекста], номер слова ] </text:span></text:p>
                <text:p><text:span text:style-name="T5"/></text:p>
              </text:list-item>
              <text:list-item>
                <text:p><text:span text:style-name="T5">обучаем RNN по контексту определять слово</text:span></text:p>
                <text:p><text:span text:style-name="T5"/></text:p>
                <text:p><text:span text:style-name="T5">input -&gt; LSTM -&gt; softmax</text:span></text:p>
                <text:p><text:span text:style-name="T5"/></text:p>
              </text:list-item>
              <text:list-item>
                <text:p><text:span text:style-name="T5">выкидываем выходной слой (softmax), </text:span></text:p>
                <text:p><text:span text:style-name="T5">остальное используем как feature extractor <text:s/></text:span></text:p>
                <text:p><text:span text:style-name="T5"/></text:p>
              </text:list-item>
            </text:list>
            <text:p><text:span text:style-name="T5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9" draw:text-style-name="P3" draw:layer="layout" svg:width="25.8cm" svg:height="15.651cm" svg:x="1.2cm" svg:y="4.011cm">
          <draw:text-box>
            <text:p><text:span text:style-name="T5"/></text:p>
            <text:p><text:span text:style-name="T4">свёрточная нейросетевая языковая модель (charCNN)</text:span></text:p>
            <text:list text:style-name="L2">
              <text:list-header>
                <text:p><text:span text:style-name="T8"/></text:p>
              </text:list-header>
              <text:list-item>
                <text:p><text:span text:style-name="T8">кодируем слово посимвольно в OHE, </text:span></text:p>
                <text:p><text:span text:style-name="T8">получаем матрицу {0,1} размера </text:span></text:p>
                <text:p><text:span text:style-name="T8">[ позиция символа в слове, количество символов в алфавите ] </text:span></text:p>
                <text:p><text:span text:style-name="T8">к ней можно применить двумерную свёртку</text:span></text:p>
              </text:list-item>
              <text:list-item>
                <text:p><text:span text:style-name="T8">собираем словарь</text:span></text:p>
              </text:list-item>
              <text:list-item>
                <text:p><text:span text:style-name="T8">собираем алфавит</text:span></text:p>
              </text:list-item>
              <text:list-item>
                <text:p><text:span text:style-name="T8">разбираем текст на слова (токенизация)</text:span></text:p>
              </text:list-item>
              <text:list-item>
                <text:p><text:span text:style-name="T8">заменяем символы в словах на их номера в алфавите</text:span></text:p>
              </text:list-item>
              <text:list-item>
                <text:p><text:span text:style-name="T8">из текстов собираем пары </text:span></text:p>
                <text:p><text:span text:style-name="T9">[ [матрицы символов слов контекста], номер слова в словаре ] </text:span></text:p>
              </text:list-item>
              <text:list-item>
                <text:p><text:span text:style-name="T8">обучаем RNN по контексту определять следующий символ</text:span></text:p>
                <text:p><text:span text:style-name="T8"/></text:p>
                <text:p><text:span text:style-name="T8">input -&gt; Conv2D -&gt; MaxPooling2D -&gt; LSTM -&gt; softmax</text:span></text:p>
                <text:p><text:span text:style-name="T8"/></text:p>
              </text:list-item>
              <text:list-item>
                <text:p><text:span text:style-name="T8">выкидываем выходной слой (softmax), </text:span></text:p>
                <text:p><text:span text:style-name="T8">остальное используем как feature extractor </text:span><text:span text:style-name="T5"><text:s/></text:span></text:p>
                <text:p><text:span text:style-name="T5"/></text:p>
              </text:list-item>
            </text:list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" draw:text-style-name="P8" draw:layer="layout" svg:width="25.8cm" svg:height="13.552cm" svg:x="1.4cm" svg:y="4.6cm">
          <draw:text-box>
            <text:p><text:span text:style-name="T10">Литература</text:span></text:p>
            <text:p><text:span text:style-name="T11"/></text:p>
            <text:p><text:span text:style-name="T11">git clone </text:span><text:span text:style-name="T12">https://github.com/mechanoid5/ml_lectorium.git</text:span></text:p>
            <text:p><text:span text:style-name="T11"/></text:p>
            <text:p><text:span text:style-name="T13">Tomas Mikolov, Ilya Sutskever, Kai Chen, Greg Corrado, Jeffrey Dean</text:span></text:p>
            <text:p><text:span text:style-name="T13">Distributed Representations of Words and Phrases and their Compositionality </text:span></text:p>
            <text:p><text:span text:style-name="T13"/></text:p>
            <text:p><text:span text:style-name="T13">Евгений Борисов <text:s text:c="2"/>О методе кодирования слов word2vec</text:span></text:p>
            <text:p text:style-name="P6"><text:span text:style-name="T13"><text:a xlink:href="http://mechanoid.su/ml-w2v.html" xlink:type="simple">http://mechanoid.su/ml-w2v.html</text:a></text:span></text:p>
            <text:p text:style-name="P6"><text:span text:style-name="T13"/></text:p>
            <text:p text:style-name="P6"><text:span text:style-name="T13">А.А.Потапенко Языковое моделирование</text:span></text:p>
            <text:p text:style-name="P6"><text:span text:style-name="T13"><text:a xlink:href="http://www.machinelearning.ru/" xlink:type="simple">http://www.machinelearning.ru</text:a></text:span></text:p>
            <text:p text:style-name="P6"><text:span text:style-name="T13"/></text:p>
            <text:p text:style-name="P6"><text:span text:style-name="T13"/></text:p>
            <text:p text:style-name="P6"><text:span text:style-name="T13">Анатолий Востряков Языковые модели на все случаи жизни, ODS Data Fest 2018</text:span></text:p>
            <text:p text:style-name="P6"><text:span text:style-name="T13"><text:a xlink:href="https://www.youtube.com/watch?v=TaCbj1kaDQY" xlink:type="simple">https://www.youtube.com/watch?v=TaCbj1kaDQY</text:a></text:span></text:p>
            <text:p text:style-name="P6"><text:span text:style-name="T13"/></text:p>
          </draw:text-box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9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4" draw:text-style-name="P10" draw:layer="layout" svg:width="25.199cm" svg:height="15.2cm" svg:x="1.4cm" svg:y="4cm" presentation:class="subtitle" presentation:user-transformed="true">
          <draw:text-box>
            <text:p text:style-name="P7"><text:span text:style-name="T14">Вопросы ?</text:span></text:p>
          </draw:text-box>
        </draw:frame>
        <draw:frame draw:style-name="gr10" draw:text-style-name="P11" draw:layer="layout" svg:width="3.595cm" svg:height="3.595cm" svg:x="12cm" svg:y="5.605cm">
          <draw:image xlink:href="Pictures/10000001000000C8000000C83F0D1891E5BB06B2.png" xlink:type="simple" xlink:show="embed" xlink:actuate="onLoad" draw:mime-type="image/png">
            <text:p/>
          </draw:image>
        </draw:frame>
        <draw:frame presentation:style-name="pr3" draw:text-style-name="P4" draw:layer="layout" svg:width="22.4cm" svg:height="1.339cm" svg:x="1.4cm" svg:y="1.931cm" presentation:class="title" presentation:user-transformed="true">
          <draw:text-box>
            <text:p text:style-name="P9"><text:span text:style-name="T6">Языковые 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1T16:13:41.570395468</dc:date>
    <meta:editing-duration>P2DT15H17M34S</meta:editing-duration>
    <meta:editing-cycles>681</meta:editing-cycles>
    <meta:generator>LibreOffice/7.2.5.2.0$Linux_X86_64 LibreOffice_project/20$Build-2</meta:generator>
    <meta:document-statistic meta:object-count="78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5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sub>
              <mi>w</mi>
              <mn>1</mn>
            </msub>
            <mi>,</mi>
            <msub>
              <mi>w</mi>
              <mn>2</mn>
            </msub>
            <mi>,</mi>
            <msub>
              <mi>w</mi>
              <mn>3</mn>
            </msub>
            <mi>,</mi>
            <mo stretchy="false">…</mo>
            <mi>,</mi>
            <msub>
              <mi>w</mi>
              <mi>k</mi>
            </msub>
          </mrow>
        </mrow>
        <mo fence="true" stretchy="true">)</mo>
      </mrow>
    </mrow>
    <annotation encoding="StarMath 5.0">w = left(w_1, w_2, w_3, dotslow, w_k right) </annotation>
  </semantics>
</math>
</file>

<file path=Object 6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o stretchy="false">…</mo>
            <msub>
              <mi>w</mi>
              <mn>1</mn>
            </msub>
          </mrow>
        </mrow>
        <mo fence="true" stretchy="false">)</mo>
      </mrow>
    </mrow>
    <annotation encoding="StarMath 5.0">p(w) = p(w_1) p(w_2 divides w_1) p(w_3 divides w_2 w_1 )  dotslow p(w_k divides w_{k-1} dotslow w_1)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sub>
                  <mi>w</mi>
                  <mi>i</mi>
                </msub>
                <mo stretchy="false">∣</mo>
                <msub>
                  <mi>w</mi>
                  <mrow>
                    <mi>i</mi>
                    <mo stretchy="false">−</mo>
                    <mn>1</mn>
                  </mrow>
                </msub>
              </mrow>
              <mo stretchy="false">…</mo>
              <msub>
                <mi>w</mi>
                <mn>1</mn>
              </msub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row>
              <msub>
                <mi>w</mi>
                <mi>i</mi>
              </msub>
              <mo stretchy="false">∣</mo>
              <msub>
                <mi>w</mi>
                <mrow>
                  <mi>i</mi>
                  <mo stretchy="false">−</mo>
                  <mn>1</mn>
                </mrow>
              </msub>
            </mrow>
            <mo stretchy="false">…</mo>
            <msub>
              <mi>w</mi>
              <mrow>
                <mi>i</mi>
                <mo stretchy="false">−</mo>
                <mi>n</mi>
              </mrow>
            </msub>
          </mrow>
        </mrow>
        <mo fence="true" stretchy="false">)</mo>
      </mrow>
    </mrow>
    <annotation encoding="StarMath 5.0">p(w_i divides w_{i-1} dotslow w_1 ) = p(w_i divides w_{i-1} dotslow w_{i-n} )</annotation>
  </semantics>
</math>
</file>

<file path=Object 8/content.xml><?xml version="1.0" encoding="utf-8"?>
<math xmlns="http://www.w3.org/1998/Math/MathML" display="block">
  <semantics>
    <mrow>
      <mi>p</mi>
      <mrow>
        <mrow>
          <mo fence="true" stretchy="false">(</mo>
          <mrow>
            <mi>w</mi>
          </mrow>
          <mo fence="true" stretchy="false">)</mo>
        </mrow>
        <mo stretchy="false">=</mo>
        <mi>p</mi>
      </mrow>
      <mrow>
        <mo fence="true" stretchy="false">(</mo>
        <mrow>
          <msub>
            <mi>w</mi>
            <mn>1</mn>
          </msub>
        </mrow>
        <mo fence="true" stretchy="false">)</mo>
      </mrow>
      <mi>p</mi>
      <mrow>
        <mo fence="true" stretchy="false">(</mo>
        <mrow>
          <mrow>
            <msub>
              <mi>w</mi>
              <mn>2</mn>
            </msub>
            <mo stretchy="false">∣</mo>
            <msub>
              <mi>w</mi>
              <mn>1</mn>
            </msub>
          </mrow>
        </mrow>
        <mo fence="true" stretchy="false">)</mo>
      </mrow>
      <mi>p</mi>
      <mrow>
        <mo fence="true" stretchy="false">(</mo>
        <mrow>
          <mrow>
            <mrow>
              <msub>
                <mi>w</mi>
                <mn>3</mn>
              </msub>
              <mo stretchy="false">∣</mo>
              <msub>
                <mi>w</mi>
                <mn>2</mn>
              </msub>
            </mrow>
            <msub>
              <mi>w</mi>
              <mn>1</mn>
            </msub>
          </mrow>
        </mrow>
        <mo fence="true" stretchy="false">)</mo>
      </mrow>
      <mo stretchy="false">…</mo>
      <mi>p</mi>
      <mrow>
        <mo fence="true" stretchy="false">(</mo>
        <mrow>
          <mrow>
            <mrow>
              <msub>
                <mi>w</mi>
                <mi>k</mi>
              </msub>
              <mo stretchy="false">∣</mo>
              <msub>
                <mi>w</mi>
                <mrow>
                  <mi>k</mi>
                  <mo stretchy="false">−</mo>
                  <mn>1</mn>
                </mrow>
              </msub>
            </mrow>
            <msub>
              <mi>w</mi>
              <mrow>
                <mi>k</mi>
                <mo stretchy="false">−</mo>
                <mn>2</mn>
              </mrow>
            </msub>
          </mrow>
        </mrow>
        <mo fence="true" stretchy="false">)</mo>
      </mrow>
    </mrow>
    <annotation encoding="StarMath 5.0">p(w) = p(w_1) p(w_2 divides w_1) p(w_3 divides w_2 w_1 )  dotslow p(w_k divides w_{k-1} w_{k-2})</annotation>
  </semantics>
</math>
</file>